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left="0in" fo:margin-right="0in" fo:margin-top="0in" fo:margin-bottom="0in" style:contextual-spacing="false"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3">Read documents</text:p>
        </text:list-item>
      </text:list>
      <text:section text:style-name="Sect1" text:name="processing-state-0-summary">
        <text:list text:continue-numbering="true" text:style-name="L1">
          <text:list-header>
            <text:p text:style-name="P2">Response finalized</text:p>
          </text:list-header>
        </text:list>
      </text:section>
      <text:section text:style-name="Sect2" text:name="model-response-message-contentr_c9c3d9be5967a412">
        <text:p text:style-name="P4">This project appears to be a Python application that uses SQLAlchemy to manage a football (soccer) database. It defines several models representing different entities in the football world and their relationships.</text:p>
        <text:p text:style-name="Text_20_body">Here's an explanation of the project's components and their roles:</text:p>
        <text:p text:style-name="Text_20_body"><text:span text:style-name="Strong_20_Emphasis">1. Database and ORM (SQLAlchemy)</text:span></text:p>
        <text:list text:style-name="L2">
          <text:list-item>
            <text:p text:style-name="P6"><text:span text:style-name="Strong_20_Emphasis">SQLAlchemy:</text:span> This is the Object Relational Mapper (ORM) used in the project. It allows you to interact with a database using Python objects instead of writing raw SQL queries. </text:p>
          </text:list-item>
          <text:list-item>
            <text:p text:style-name="P6"><text:span text:style-name="Strong_20_Emphasis"><text:span text:style-name="Source_20_Text">Base</text:span></text:span><text:span text:style-name="Strong_20_Emphasis"> (from </text:span><text:span text:style-name="Strong_20_Emphasis"><text:span text:style-name="Source_20_Text">lib/models/base.py</text:span></text:span><text:span text:style-name="Strong_20_Emphasis">):</text:span> This is the declarative base for all SQLAlchemy models in the application. All your model classes inherit from this <text:span text:style-name="Source_20_Text">Base</text:span> to be recognized by SQLAlchemy. </text:p>
          </text:list-item>
          <text:list-item>
            <text:p text:style-name="P6"><text:span text:style-name="Strong_20_Emphasis"><text:span text:style-name="Source_20_Text">engine</text:span></text:span><text:span text:style-name="Strong_20_Emphasis"> and </text:span><text:span text:style-name="Strong_20_Emphasis"><text:span text:style-name="Source_20_Text">Session</text:span></text:span><text:span text:style-name="Strong_20_Emphasis"> (from </text:span><text:span text:style-name="Strong_20_Emphasis"><text:span text:style-name="Source_20_Text">lib/models/__init__.py</text:span></text:span><text:span text:style-name="Strong_20_Emphasis">):</text:span> </text:p>
            <text:list>
              <text:list-item>
                <text:p text:style-name="P6"><text:span text:style-name="Source_20_Text">engine</text:span>: This object establishes the connection to the database. In this case, it's configured to use an SQLite database named <text:span text:style-name="Source_20_Text">football.db</text:span>. </text:p>
              </text:list-item>
              <text:list-item>
                <text:p text:style-name="P5"><text:span text:style-name="Source_20_Text">Session</text:span>: This is used to create sessions for interacting with the database. A session acts as a staging area for objects you're loading, creating, or deleting. </text:p>
              </text:list-item>
            </text:list>
          </text:list-item>
        </text:list>
        <text:p text:style-name="Text_20_body"><text:span text:style-name="Strong_20_Emphasis">2. Data Models (from </text:span><text:span text:style-name="Strong_20_Emphasis"><text:span text:style-name="Source_20_Text">lib/models/</text:span></text:span><text:span text:style-name="Strong_20_Emphasis">)</text:span></text:p>
        <text:p text:style-name="Text_20_body">The <text:span text:style-name="Source_20_Text">lib/models</text:span> directory contains the definitions for your database tables as Python classes.</text:p>
        <text:list text:style-name="L3">
          <text:list-item>
            <text:p text:style-name="P7"><text:span text:style-name="Strong_20_Emphasis"><text:span text:style-name="Source_20_Text">Player</text:span></text:span><text:span text:style-name="Strong_20_Emphasis"> (</text:span><text:span text:style-name="Strong_20_Emphasis"><text:span text:style-name="Source_20_Text">lib/models/player.py</text:span></text:span><text:span text:style-name="Strong_20_Emphasis">):</text:span></text:p>
            <text:list>
              <text:list-item>
                <text:p text:style-name="P8">Represents a football player. </text:p>
              </text:list-item>
              <text:list-item>
                <text:p text:style-name="P8">Attributes: <text:span text:style-name="Source_20_Text">id</text:span> (primary key), <text:span text:style-name="Source_20_Text">name</text:span>. </text:p>
              </text:list-item>
              <text:list-item>
                <text:p text:style-name="P8">Relationships: </text:p>
                <text:list>
                  <text:list-item>
                    <text:p text:style-name="P8"><text:span text:style-name="Source_20_Text">stats</text:span>: One-to-many relationship with <text:span text:style-name="Source_20_Text">Stat</text:span> (a player can have many stats). </text:p>
                  </text:list-item>
                  <text:list-item>
                    <text:p text:style-name="P8"><text:span text:style-name="Source_20_Text">boot_color</text:span>: One-to-one relationship with <text:span text:style-name="Source_20_Text">BootColor</text:span> (a player has one boot color). </text:p>
                  </text:list-item>
                  <text:list-item>
                    <text:p text:style-name="P8"><text:span text:style-name="Source_20_Text">teams</text:span>: Many-to-many relationship with <text:span text:style-name="Source_20_Text">Team</text:span> (a player can belong to multiple teams, and a team can have multiple players) via the <text:span text:style-name="Source_20_Text">player_teams</text:span> association table. </text:p>
                  </text:list-item>
                </text:list>
              </text:list-item>
              <text:list-item>
                <text:p text:style-name="P8">Includes validation for the player's <text:span text:style-name="Source_20_Text">name</text:span>. </text:p>
              </text:list-item>
            </text:list>
          </text:list-item>
          <text:list-item>
            <text:p text:style-name="P7"><text:span text:style-name="Strong_20_Emphasis"><text:span text:style-name="Source_20_Text">Team</text:span></text:span><text:span text:style-name="Strong_20_Emphasis"> (</text:span><text:span text:style-name="Strong_20_Emphasis"><text:span text:style-name="Source_20_Text">lib/models/team.py</text:span></text:span><text:span text:style-name="Strong_20_Emphasis">):</text:span></text:p>
            <text:list>
              <text:list-item>
                <text:p text:style-name="P8">Represents a football team. </text:p>
              </text:list-item>
              <text:list-item>
                <text:p text:style-name="P8">Attributes: <text:span text:style-name="Source_20_Text">id</text:span> (primary key), <text:span text:style-name="Source_20_Text">name</text:span>. </text:p>
              </text:list-item>
              <text:list-item>
                <text:p text:style-name="P8">Relationship: </text:p>
                <text:list>
                  <text:list-item>
                    <text:p text:style-name="P8"><text:span text:style-name="Source_20_Text">players</text:span>: Many-to-many relationship with <text:span text:style-name="Source_20_Text">Player</text:span> via the <text:span text:style-name="Source_20_Text">player_teams</text:span> association table. </text:p>
                  </text:list-item>
                </text:list>
              </text:list-item>
              <text:list-item>
                <text:p text:style-name="P8">Includes validation for the team's <text:span text:style-name="Source_20_Text">name</text:span>. </text:p>
              </text:list-item>
            </text:list>
          </text:list-item>
          <text:list-item>
            <text:p text:style-name="P7"><text:span text:style-name="Strong_20_Emphasis"><text:span text:style-name="Source_20_Text">Stat</text:span></text:span><text:span text:style-name="Strong_20_Emphasis"> (</text:span><text:span text:style-name="Strong_20_Emphasis"><text:span text:style-name="Source_20_Text">lib/models/stat.py</text:span></text:span><text:span text:style-name="Strong_20_Emphasis">):</text:span></text:p>
            <text:list>
              <text:list-item>
                <text:p text:style-name="P8">Represents a player's performance statistics. </text:p>
              </text:list-item>
              <text:list-item>
                <text:p text:style-name="P8"><text:soft-page-break/>Attributes: <text:span text:style-name="Source_20_Text">id</text:span> (primary key), <text:span text:style-name="Source_20_Text">goals</text:span>, <text:span text:style-name="Source_20_Text">assists</text:span>, <text:span text:style-name="Source_20_Text">player_id</text:span> (foreign key to <text:span text:style-name="Source_20_Text">Player</text:span>). </text:p>
              </text:list-item>
              <text:list-item>
                <text:p text:style-name="P8">Relationship: </text:p>
                <text:list>
                  <text:list-item>
                    <text:p text:style-name="P8"><text:span text:style-name="Source_20_Text">player</text:span>: Many-to-one relationship with <text:span text:style-name="Source_20_Text">Player</text:span> (many stats belong to one player). </text:p>
                  </text:list-item>
                </text:list>
              </text:list-item>
              <text:list-item>
                <text:p text:style-name="P8">Includes validation for <text:span text:style-name="Source_20_Text">goals</text:span> and <text:span text:style-name="Source_20_Text">assists</text:span>. </text:p>
              </text:list-item>
            </text:list>
          </text:list-item>
          <text:list-item>
            <text:p text:style-name="P7"><text:span text:style-name="Strong_20_Emphasis"><text:span text:style-name="Source_20_Text">BootColor</text:span></text:span><text:span text:style-name="Strong_20_Emphasis"> (</text:span><text:span text:style-name="Strong_20_Emphasis"><text:span text:style-name="Source_20_Text">lib/models/boot_color.py</text:span></text:span><text:span text:style-name="Strong_20_Emphasis">):</text:span></text:p>
            <text:list>
              <text:list-item>
                <text:p text:style-name="P8">Represents the color of a player's boots. </text:p>
              </text:list-item>
              <text:list-item>
                <text:p text:style-name="P8">Attributes: <text:span text:style-name="Source_20_Text">id</text:span> (primary key), <text:span text:style-name="Source_20_Text">color</text:span>, <text:span text:style-name="Source_20_Text">player_id</text:span> (foreign key to <text:span text:style-name="Source_20_Text">Player</text:span>, with a <text:span text:style-name="Source_20_Text">unique=True</text:span> constraint). </text:p>
              </text:list-item>
              <text:list-item>
                <text:p text:style-name="P8">Relationship: </text:p>
                <text:list>
                  <text:list-item>
                    <text:p text:style-name="P8"><text:span text:style-name="Source_20_Text">player</text:span>: One-to-one relationship with <text:span text:style-name="Source_20_Text">Player</text:span>. </text:p>
                  </text:list-item>
                </text:list>
              </text:list-item>
              <text:list-item>
                <text:p text:style-name="P8">Includes validation to ensure the <text:span text:style-name="Source_20_Text">color</text:span> is from a predefined list. </text:p>
              </text:list-item>
            </text:list>
          </text:list-item>
          <text:list-item>
            <text:p text:style-name="P7"><text:span text:style-name="Strong_20_Emphasis"><text:span text:style-name="Source_20_Text">player_teams</text:span></text:span><text:span text:style-name="Strong_20_Emphasis"> (</text:span><text:span text:style-name="Strong_20_Emphasis"><text:span text:style-name="Source_20_Text">lib/models/player_team.py</text:span></text:span><text:span text:style-name="Strong_20_Emphasis">):</text:span></text:p>
            <text:list>
              <text:list-item>
                <text:p text:style-name="P8">This is an association table (not a model class) that defines the many-to-many relationship between <text:span text:style-name="Source_20_Text">Player</text:span> and <text:span text:style-name="Source_20_Text">Team</text:span>. </text:p>
              </text:list-item>
              <text:list-item>
                <text:p text:style-name="P7">It contains <text:span text:style-name="Source_20_Text">player_id</text:span> and <text:span text:style-name="Source_20_Text">team_id</text:span> as foreign keys, forming a composite primary key. </text:p>
              </text:list-item>
            </text:list>
          </text:list-item>
        </text:list>
        <text:p text:style-name="Text_20_body"><text:span text:style-name="Strong_20_Emphasis">3. Database Migrations (Alembic)</text:span></text:p>
        <text:list text:style-name="L4">
          <text:list-item>
            <text:p text:style-name="P10"><text:span text:style-name="Strong_20_Emphasis">Alembic (</text:span><text:span text:style-name="Strong_20_Emphasis"><text:span text:style-name="Source_20_Text">alembic/env.py</text:span></text:span><text:span text:style-name="Strong_20_Emphasis">):</text:span> This is a database migration tool. It helps in managing changes to your database schema over time (e.g., adding new tables, columns, or modifying existing ones) without losing data. </text:p>
          </text:list-item>
          <text:list-item>
            <text:p text:style-name="P10"><text:span text:style-name="Strong_20_Emphasis"><text:span text:style-name="Source_20_Text">env.py</text:span></text:span><text:span text:style-name="Strong_20_Emphasis">:</text:span> This file is the primary configuration for Alembic. </text:p>
            <text:list>
              <text:list-item>
                <text:p text:style-name="P10">It sets up the database connection using <text:span text:style-name="Source_20_Text">sqlalchemy.url</text:span> from the Alembic configuration. </text:p>
              </text:list-item>
              <text:list-item>
                <text:p text:style-name="P10"><text:span text:style-name="Source_20_Text">target_metadata = Base.metadata</text:span>: This crucial line tells Alembic which database models it should track for generating migrations. </text:p>
              </text:list-item>
              <text:list-item>
                <text:p text:style-name="P10">It includes logic for running migrations in "offline" (generates SQL scripts) or "online" (applies migrations directly to the database) modes. </text:p>
              </text:list-item>
              <text:list-item>
                <text:p text:style-name="P9">The <text:span text:style-name="Source_20_Text">sys.path</text:span> manipulation ensures that Alembic can correctly import your model classes. </text:p>
              </text:list-item>
            </text:list>
          </text:list-item>
        </text:list>
        <text:p text:style-name="Text_20_body"><text:span text:style-name="Strong_20_Emphasis">4. Testing (</text:span><text:span text:style-name="Strong_20_Emphasis"><text:span text:style-name="Source_20_Text">tests/</text:span></text:span><text:span text:style-name="Strong_20_Emphasis">)</text:span></text:p>
        <text:p text:style-name="Text_20_body">The <text:span text:style-name="Source_20_Text">tests/</text:span> directory contains unit tests for your models, ensuring they behave as expected.</text:p>
        <text:list text:style-name="L5">
          <text:list-item>
            <text:p text:style-name="P12"><text:span text:style-name="Strong_20_Emphasis"><text:span text:style-name="Source_20_Text">pytest</text:span></text:span><text:span text:style-name="Strong_20_Emphasis">:</text:span> This is the testing framework used. </text:p>
          </text:list-item>
          <text:list-item>
            <text:p text:style-name="P12"><text:span text:style-name="Strong_20_Emphasis"><text:span text:style-name="Source_20_Text">setup_db</text:span></text:span><text:span text:style-name="Strong_20_Emphasis"> fixture:</text:span> This pytest fixture is used in the tests to: </text:p>
            <text:list>
              <text:list-item>
                <text:p text:style-name="P12">Create an in-memory SQLite database (<text:span text:style-name="Source_20_Text">sqlite:///test.db</text:span>) for each test. </text:p>
              </text:list-item>
              <text:list-item>
                <text:p text:style-name="P12">Create all defined tables using <text:span text:style-name="Source_20_Text">Base.metadata.create_all(engine)</text:span>. </text:p>
              </text:list-item>
              <text:list-item>
                <text:p text:style-name="P12">Provide a SQLAlchemy session for the tests. </text:p>
              </text:list-item>
              <text:list-item>
                <text:p text:style-name="P12">Clean up the database by dropping all tables after each test using <text:span text:style-name="Source_20_Text">Base.metadata.drop_all(engine)</text:span>. </text:p>
              </text:list-item>
            </text:list>
          </text:list-item>
          <text:list-item>
            <text:p text:style-name="P12"><text:soft-page-break/><text:span text:style-name="Strong_20_Emphasis">Test Files (e.g., </text:span><text:span text:style-name="Strong_20_Emphasis"><text:span text:style-name="Source_20_Text">test_boot_color.py</text:span></text:span><text:span text:style-name="Strong_20_Emphasis">, </text:span><text:span text:style-name="Strong_20_Emphasis"><text:span text:style-name="Source_20_Text">test_team.py</text:span></text:span><text:span text:style-name="Strong_20_Emphasis">):</text:span> These files contain specific tests for the functionalities of <text:span text:style-name="Source_20_Text">BootColor</text:span> and <text:span text:style-name="Source_20_Text">Team</text:span> models, including: </text:p>
            <text:list>
              <text:list-item>
                <text:p text:style-name="P12">Adding new instances to the database. </text:p>
              </text:list-item>
              <text:list-item>
                <text:p text:style-name="P12">Testing relationships (e.g., <text:span text:style-name="Source_20_Text">team.players</text:span>). </text:p>
              </text:list-item>
              <text:list-item>
                <text:p text:style-name="P11">Verifying validation rules (e.g., <text:span text:style-name="Source_20_Text">test_invalid_team_name</text:span>). </text:p>
              </text:list-item>
            </text:list>
          </text:list-item>
        </text:list>
        <text:p text:style-name="Text_20_body"><text:span text:style-name="Strong_20_Emphasis">In summary, this project provides a well-structured approach to managing football-related data using Python and SQLAlchemy, incorporating best practices such as:</text:span></text:p>
        <text:list text:style-name="L6">
          <text:list-item>
            <text:p text:style-name="P14"><text:span text:style-name="Strong_20_Emphasis">Clear Model Definitions:</text:span> Each entity (Player, Team, Stat, BootColor) has its own well-defined class. </text:p>
          </text:list-item>
          <text:list-item>
            <text:p text:style-name="P14"><text:span text:style-name="Strong_20_Emphasis">Relationship Management:</text:span> SQLAlchemy's ORM capabilities are effectively used to define one-to-many, one-to-one, and many-to-many relationships. </text:p>
          </text:list-item>
          <text:list-item>
            <text:p text:style-name="P14"><text:span text:style-name="Strong_20_Emphasis">Data Validation:</text:span> Instance methods within the models enforce data integrity (e.g., valid names, valid colors, non-negative stats). </text:p>
          </text:list-item>
          <text:list-item>
            <text:p text:style-name="P14"><text:span text:style-name="Strong_20_Emphasis">Database Migrations (Alembic):</text:span> This ensures smooth and controlled evolution of the database schema. </text:p>
          </text:list-item>
          <text:list-item>
            <text:p text:style-name="P13"><text:span text:style-name="Strong_20_Emphasis">Comprehensive Testing:</text:span> Pytest and dedicated test files with setup/teardown fixtures guarantee the correctness of the models and their interactions. </text:p>
          </text:list-item>
        </text:list>
        <text:p text:style-name="Text_20_body">For your presentation, you can explain each of these sections, perhaps starting with the core idea of using an ORM for database interaction, then diving into the specific models and their relationships, followed by how Alembic helps manage database changes, and finally, the importance of testing. You can also show examples of how you would create and interact with these objects in Python.</text:p>
      </text:section>
      <text:p text:style-name="Text_20_body">This new file, <text:span text:style-name="Source_20_Text">cli.py</text:span>, provides a <text:span text:style-name="Strong_20_Emphasis">Command Line Interface (CLI)</text:span> for interacting with the football database you've designed. It's essentially a text-based menu system that allows users to perform common database operations without needing to write any code directly.</text:p>
      <text:p text:style-name="Text_20_body">Here's an easy explanation of what it does:</text:p>
      <text:p text:style-name="Text_20_body"><text:span text:style-name="Strong_20_Emphasis">Purpose:</text:span></text:p>
      <text:p text:style-name="Text_20_body">The <text:span text:style-name="Source_20_Text">cli.py</text:span> file allows you to manage your football data (players, teams, stats, boot colors) by providing simple options you can choose from a menu. Instead of going into the database directly or writing Python scripts for every action, you just run this file and select what you want to do.</text:p>
      <text:p text:style-name="Text_20_body"><text:span text:style-name="Strong_20_Emphasis">How it Works (Key Sections):</text:span></text:p>
      <text:list text:style-name="L7">
        <text:list-item>
          <text:p text:style-name="P15"><text:span text:style-name="Strong_20_Emphasis">Importing Models:</text:span></text:p>
          <text:list>
            <text:list-item>
              <text:p text:style-name="P16">At the beginning, it imports the <text:span text:style-name="Source_20_Text">Session</text:span> object and all your database models (<text:span text:style-name="Source_20_Text">Player</text:span>, <text:span text:style-name="Source_20_Text">Stat</text:span>, <text:span text:style-name="Source_20_Text">BootColor</text:span>, <text:span text:style-name="Source_20_Text">Team</text:span>) from the <text:span text:style-name="Source_20_Text">lib.models</text:span> package. This is how the CLI knows about your database structure and how to talk to it. </text:p>
            </text:list-item>
          </text:list>
        </text:list-item>
        <text:list-item>
          <text:p text:style-name="P15"><text:span text:style-name="Strong_20_Emphasis">Individual Functions for Each Action:</text:span></text:p>
          <text:list>
            <text:list-item>
              <text:p text:style-name="P15">For almost every option in the menu, there's a specific function. For example:</text:p>
              <text:list>
                <text:list-item>
                  <text:p text:style-name="P16"><text:span text:style-name="Source_20_Text">add_player_func()</text:span>: Prompts for a player's name and adds a new player to the database. </text:p>
                </text:list-item>
                <text:list-item>
                  <text:p text:style-name="P16"><text:span text:style-name="Source_20_Text">add_team_func()</text:span>: Prompts for a team's name and adds a new team. </text:p>
                </text:list-item>
                <text:list-item>
                  <text:p text:style-name="P16"><text:soft-page-break/><text:span text:style-name="Source_20_Text">add_player_to_team_func()</text:span>: Asks for a player ID and a team ID, then links that player to that team. </text:p>
                </text:list-item>
                <text:list-item>
                  <text:p text:style-name="P16"><text:span text:style-name="Source_20_Text">add_stat_func()</text:span>: Asks for a player ID, goals, and assists to record player stats. </text:p>
                </text:list-item>
                <text:list-item>
                  <text:p text:style-name="P16"><text:span text:style-name="Source_20_Text">add_boot_color_func()</text:span>: Asks for a player ID and a boot color, then assigns it to the player. </text:p>
                </text:list-item>
                <text:list-item>
                  <text:p text:style-name="P16"><text:span text:style-name="Source_20_Text">list_player_stats_func()</text:span>: Takes a player ID and shows their total goals, assists, boot color, and teams. </text:p>
                </text:list-item>
                <text:list-item>
                  <text:p text:style-name="P16"><text:span text:style-name="Source_20_Text">list_all_boot_colors_func()</text:span>: Shows all boot colors and the players associated with them. </text:p>
                </text:list-item>
                <text:list-item>
                  <text:p text:style-name="P16"><text:span text:style-name="Source_20_Text">list_team_players_func()</text:span>: Takes a team ID and lists all players on that team. </text:p>
                </text:list-item>
                <text:list-item>
                  <text:p text:style-name="P16"><text:span text:style-name="Source_20_Text">show_top_scorers_func()</text:span>: Calculates and displays the top 3 goal scorers. </text:p>
                </text:list-item>
                <text:list-item>
                  <text:p text:style-name="P16"><text:span text:style-name="Source_20_Text">run_custom_sql_func()</text:span>: This is a more advanced option that lets you type in any SQL query and see the results directly. </text:p>
                </text:list-item>
              </text:list>
            </text:list-item>
            <text:list-item>
              <text:p text:style-name="P15"><text:span text:style-name="Strong_20_Emphasis">Common Pattern in Functions:</text:span> Each function typically:</text:p>
              <text:list>
                <text:list-item>
                  <text:p text:style-name="P16">Opens a <text:span text:style-name="Source_20_Text">Session</text:span> to the database. </text:p>
                </text:list-item>
                <text:list-item>
                  <text:p text:style-name="P16">Asks the user for necessary information using <text:span text:style-name="Source_20_Text">input()</text:span>. </text:p>
                </text:list-item>
                <text:list-item>
                  <text:p text:style-name="P16">Creates or queries the relevant database objects. </text:p>
                </text:list-item>
                <text:list-item>
                  <text:p text:style-name="P16">Adds or updates the data in the session. </text:p>
                </text:list-item>
                <text:list-item>
                  <text:p text:style-name="P16"><text:span text:style-name="Source_20_Text">session.commit()</text:span>: Saves the changes to the database. </text:p>
                </text:list-item>
                <text:list-item>
                  <text:p text:style-name="P16">Handles potential <text:span text:style-name="Source_20_Text">ValueError</text:span> (if the user enters wrong data) or <text:span text:style-name="Source_20_Text">IntegrityError</text:span> (if you try to add something that violates a unique rule, like a player with the same name). </text:p>
                </text:list-item>
                <text:list-item>
                  <text:p text:style-name="P16"><text:span text:style-name="Source_20_Text">session.rollback()</text:span>: If an error occurs, it undoes any unsaved changes to keep the database consistent. </text:p>
                </text:list-item>
                <text:list-item>
                  <text:p text:style-name="P16"><text:span text:style-name="Source_20_Text">session.close()</text:span>: Closes the database session when done. </text:p>
                </text:list-item>
              </text:list>
            </text:list-item>
          </text:list>
        </text:list-item>
        <text:list-item>
          <text:p text:style-name="P15"><text:span text:style-name="Strong_20_Emphasis">Main Menu Loop (</text:span><text:span text:style-name="Strong_20_Emphasis"><text:span text:style-name="Source_20_Text">display_main_menu()</text:span></text:span><text:span text:style-name="Strong_20_Emphasis">):</text:span></text:p>
          <text:list>
            <text:list-item>
              <text:p text:style-name="P16">This is the heart of the CLI. </text:p>
            </text:list-item>
            <text:list-item>
              <text:p text:style-name="P16">It repeatedly prints a menu of options (like "1. Add Player", "2. Add Team", etc.). </text:p>
            </text:list-item>
            <text:list-item>
              <text:p text:style-name="P16">It waits for the user to enter a choice. </text:p>
            </text:list-item>
            <text:list-item>
              <text:p text:style-name="P16">Based on the choice, it calls the corresponding function (e.g., if you type <text:span text:style-name="Source_20_Text">1</text:span>, it calls <text:span text:style-name="Source_20_Text">add_player_func()</text:span>). </text:p>
            </text:list-item>
            <text:list-item>
              <text:p text:style-name="P15">The loop continues until the user enters <text:span text:style-name="Source_20_Text">0</text:span> to exit. </text:p>
            </text:list-item>
          </text:list>
        </text:list-item>
      </text:list>
      <text:p text:style-name="Text_20_body"><text:span text:style-name="Strong_20_Emphasis">How to Run It:</text:span></text:p>
      <text:p text:style-name="Text_20_body">You would typically run this file from your terminal:</text:p>
      <text:p text:style-name="P4">Bash</text:p>
      <text:p text:style-name="P1"><text:span text:style-name="Source_20_Text">python lib/cli.py</text:span></text:p>
      <text:p text:style-name="Text_20_body">Then, you'll see the menu and can start interacting with your football database!</text:p>
      <text:p text:style-name="Text_20_body"><text:soft-page-break/>This <text:span text:style-name="Source_20_Text">cli.py</text:span> makes your project user-friendly, allowing anyone to add, view, and manage football data without needing to understand the underlying cod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08:30:41.018627529</meta:creation-date>
    <dc:date>2025-06-03T08:32:52.555098077</dc:date>
    <meta:editing-duration>PT2M17S</meta:editing-duration>
    <meta:editing-cycles>1</meta:editing-cycles>
    <meta:document-statistic meta:table-count="0" meta:image-count="0" meta:object-count="0" meta:page-count="5" meta:paragraph-count="107" meta:word-count="1341" meta:character-count="8684" meta:non-whitespace-character-count="7462"/>
    <meta:generator>LibreOffice/24.2.7.2$Linux_X86_64 LibreOffice_project/420$Build-2</meta:generator>
  </office:meta>
</office:document-meta>
</file>